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6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36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36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36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35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36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35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1"/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3"/>
          <table:table-cell office:value-type="string" table:style-name="ce25">
            <text:p>Purposly postponed until last CR</text:p>
          </table:table-cell>
          <table:table-cell table:number-columns-repeated="2" table:style-name="ce34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6T14:29:48Z</dc:date>
    <meta:editing-cycles>18</meta:editing-cycles>
    <meta:editing-duration>PT11174S</meta:editing-duration>
  </office:meta>
</office:document-meta>
</file>